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4.84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office:value-type="float" office:value="113129">
            <text:p>113129</text:p>
          </table:table-cell>
          <table:table-cell office:value-type="string">
            <text:p>Access permissions ----- Access permissions are extra funcatinality added by localbitcoins. Thats why we havent implemented the same.</text:p>
            <text:p/>
            <text:p/>
          </table:table-cell>
          <table:table-cell table:number-columns-repeated="1022"/>
        </table:table-row>
        <table:table-row table:style-name="ro3">
          <table:table-cell office:value-type="float" office:value="114025">
            <text:p>114025</text:p>
          </table:table-cell>
          <table:table-cell office:value-type="string">
            <text:p>Duplicate records ---- User can create multiple apps for one client. Each app will have unique token with it. So these are not duplicate records.</text:p>
            <text:p/>
          </table:table-cell>
          <table:table-cell table:number-columns-repeated="1022"/>
        </table:table-row>
        <table:table-row table:style-name="ro1">
          <table:table-cell office:value-type="float" office:value="113928">
            <text:p>113928</text:p>
          </table:table-cell>
          <table:table-cell office:value-type="string">
            <text:p>Scope read is bydefault given to every app. We can add the more scopes if we include the access permission section also as implemented by localbitcoins</text:p>
          </table:table-cell>
          <table:table-cell table:number-columns-repeated="1022"/>
        </table:table-row>
        <table:table-row table:style-name="ro1">
          <table:table-cell office:value-type="float" office:value="15329">
            <text:p>15329</text:p>
          </table:table-cell>
          <table:table-cell office:value-type="string">
            <text:p>this is managed by API we <text:s/>are unable to make changes</text:p>
          </table:table-cell>
          <table:table-cell table:number-columns-repeated="1022"/>
        </table:table-row>
        <table:table-row table:style-name="ro1">
          <table:table-cell office:value-type="float" office:value="123040">
            <text:p>123040</text:p>
          </table:table-cell>
          <table:table-cell office:value-type="string">
            <text:p>we will discuss on it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25 </meta:initial-creator>
    <meta:creation-date>2014-03-28T20:11:19</meta:creation-date>
    <dc:date>2014-03-28T20:23:31</dc:date>
    <dc:creator>dev25 </dc:creator>
    <meta:editing-duration>PT11M8S</meta:editing-duration>
    <meta:editing-cycles>5</meta:editing-cycles>
    <meta:generator>LibreOffice/3.6$Linux_x86 LibreOffice_project/360m1$Build-2</meta:generator>
    <meta:document-statistic meta:table-count="1" meta:cell-count="10" meta:object-count="0"/>
  </office:meta>
</office:document-meta>
</file>